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57400" calcext:value-type="float">
            <text:p>1574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-1500" calcext:value-type="float">
            <text:p>-1500</text:p>
          </table:table-cell>
          <table:table-cell table:formula="of:=SUM([.H11];[.H40];[.H70];[.H100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E93])" office:value-type="float" office:value="29900" calcext:value-type="float">
            <text:p>299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)" office:value-type="float" office:value="760" calcext:value-type="float">
            <text:p>76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;[.D117])" office:value-type="float" office:value="739.473684210526" calcext:value-type="float">
            <text:p>73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E117])" office:value-type="float" office:value="1107.61904761905" calcext:value-type="float">
            <text:p>1107.6190476191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35534.7826086957" calcext:value-type="float">
            <text:p>35534.7826086957</text:p>
          </table:table-cell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5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+Սարգիս (Yerevan)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table:formula="of:=[.B127]/16" office:value-type="float" office:value="818.75" calcext:value-type="float">
            <text:p>818.75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0:59:46.772622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7T12:04:22.362199072</dc:date>
    <meta:editing-duration>P5DT6H20M28S</meta:editing-duration>
    <meta:editing-cycles>1970</meta:editing-cycles>
    <meta:generator>LibreOffice/4.2.8.2$Linux_X86_64 LibreOffice_project/420m0$Build-2</meta:generator>
    <meta:document-statistic meta:table-count="11" meta:cell-count="4630" meta:object-count="0"/>
  </office:meta>
</office:document-meta>
</file>